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.199cm" fo:margin-bottom="0.25cm" loext:contextual-spacing="false" fo:text-align="center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Heading_20_1">
      <style:paragraph-properties fo:margin-top="0.199cm" fo:margin-bottom="0.25cm" loext:contextual-spacing="false" fo:text-align="center" style:justify-single-word="false"/>
    </style:style>
    <style:style style:name="P6" style:family="paragraph" style:parent-style-name="Heading_20_2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Heading_20_2">
      <style:paragraph-properties fo:margin-top="0.199cm" fo:margin-bottom="0.25cm" loext:contextual-spacing="false" fo:text-align="center" style:justify-single-word="false"/>
      <style:text-properties fo:font-size="11pt" officeooo:paragraph-rsid="0005cc91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4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uplování SPŠE</text:h>
      <text:h text:style-name="P7" text:outline-level="2">Střední průmyslová škola elektrotechnická a vyšší odborná škola Pardubice, Karla IV. 13</text:h>
      <text:p text:style-name="P3">Petr Rusiňák, 776 255 793, ateps.r@gmail.com, Android</text:p>
      <text:p text:style-name="P2"><text:span text:style-name="T1">Richard Bureš, </text:span><text:span text:style-name="T2">734 637 548</text:span><text:span text:style-name="T1">, RichardBures@email.cz, Windows Phone </text:span></text:p>
      <text:p text:style-name="P4"><text:span text:style-name="T2">Kryštof Mrózek, 776 370 647, krystof@mrozek.biz, iOS</text:span></text:p>
      <text:h text:style-name="P6" text:outline-level="2">Abstrakt</text:h>
      <text:p text:style-name="P1">Tato aplikace má za úkol zobrazit studentům Střední průmyslové školy elektrotechnické v Pardubicích jejich rozvrh, změny ve výuce a získané známky na chytrém mobilním telefonu s operačním systémem Android, iOS nebo Windows Phone. Tato aplikace je v současné době ve vývoji a bude mít za úkol posloužit jako maturitní projekt jejich tvůrců.</text:p>
      <text:p text:style-name="P1">Při prvním spuštění aplikace se žák přihlásí pomocí svého školního účtu na intranet. Aplikace rozpozná, do jaké chodí třídy a stáhne jeho rozvrh včetně jeho aktuálních změn, jeho známky a z těchto známek vypočítá průměr dle pravidel klasifikace. Po jejich stažení si aplikace tyto informace uloží do mezipaměti a umožní jejich pozdější zobrazení i bez internetového připojení. Pokud se nepřihlásí, aplikace načte rozvrhy všech tříd, učitelů a učeben a dá uživateli na výběr mezi všemi těmito rozvrhy. Aplikace stahuje rozvrhy a suplování ve formátu JSON a známky v serializovaném poli PHP.</text:p>
      <text:p text:style-name="P1">Řešitelé museli odposlechnout komunikaci školního intranetu, běžícího na technologii Flash, se serverem; zjistit, že se jedná o serializované pole vytvořené v jazyce PHP a následně zparsovat přijatá data (knihovnou nebo vlastním parserem - dle platformy). Z těchto dat řešitelé získávají známky a počítají z nich vážený průměr a zobrazí je (řešení dle platformy).</text:p>
      <text:p text:style-name="P1">Předpokládáme, že tato aplikace zlepší studentům přístupnost k jejich klasifikaci, která byla, díky technologii <text:span text:style-name="T3">F</text:span>lash, používané na školním intranetu, nezobrazitelná na velké části mobilních telefonů a že aplikace usnadní žákům sledování změn ve výu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38:23.580028816</meta:creation-date>
    <dc:date>2015-02-25T20:41:16.655563091</dc:date>
    <meta:editing-duration>PT28M23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267" meta:character-count="1822" meta:non-whitespace-character-count="1564"/>
  </office:meta>
</office:document-meta>
</file>